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Purple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3" style:family="graphic" style:parent-style-name="standard">
      <style:graphic-properties draw:stroke="dash" draw:stroke-dash="_32__20_Dots_20_1_20_Dash" svg:stroke-color="#729fcf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8" style:family="graphic" style:parent-style-name="standard">
      <style:graphic-properties draw:stroke="none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0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1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paragraph-properties>
        <style:tab-stops/>
      </style:paragraph-properties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</text:p>
              </text:list-item>
              <text:list-item>
                <text:p text:style-name="P1">Schedule Jobs Workflow</text:p>
              </text:list-item>
              <text:list-item>
                <text:p text:style-name="P1">Track Support Requests Workflow</text:p>
              </text:list-item>
              <text:list-item>
                <text:p text:style-name="P1">Job Lifecycle (Timelin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custom-shape draw:style-name="gr2" draw:text-style-name="P3" xml:id="id2" draw:id="id2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>
          <draw:text-box>
            <text:p>Raise Job Workflow</text:p>
          </draw:text-box>
        </draw:frame>
        <draw:custom-shape draw:style-name="gr4" draw:text-style-name="P4" draw:layer="layout" svg:width="6.2cm" svg:height="1.8cm" svg:x="8.277cm" svg:y="4.40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891cm" svg:height="0.962cm" svg:x="8.432cm" svg:y="4.822cm">
          <draw:text-box>
            <text:p>Job request arrives</text:p>
          </draw:text-box>
        </draw:frame>
        <draw:custom-shape draw:style-name="gr6" draw:text-style-name="P4" draw:layer="layout" svg:width="7.849cm" svg:height="3.206cm" svg:x="17.151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683cm" svg:height="0.806cm" svg:x="17.351cm" svg:y="4cm">
          <draw:text-box>
            <text:p><text:span text:style-name="T1">email</text:span></text:p>
          </draw:text-box>
        </draw:frame>
        <draw:frame draw:style-name="gr5" draw:text-style-name="P5" draw:layer="layout" svg:width="1.878cm" svg:height="0.806cm" svg:x="17.351cm" svg:y="4.6cm">
          <draw:text-box>
            <text:p><text:span text:style-name="T1">phone</text:span></text:p>
          </draw:text-box>
        </draw:frame>
        <draw:frame draw:style-name="gr5" draw:text-style-name="P5" draw:layer="layout" svg:width="5.54cm" svg:height="0.806cm" svg:x="17.351cm" svg:y="5.206cm">
          <draw:text-box>
            <text:p><text:span text:style-name="T1">NP schedule (browser)</text:span></text:p>
          </draw:text-box>
        </draw:frame>
        <draw:frame draw:style-name="gr5" draw:text-style-name="P5" draw:layer="layout" svg:width="7.508cm" svg:height="0.806cm" svg:x="17.351cm" svg:y="5.806cm">
          <draw:text-box>
            <text:p><text:span text:style-name="T1">follow up on previous day (staff)</text:span></text:p>
          </draw:text-box>
        </draw:frame>
        <draw:custom-shape draw:style-name="gr3" draw:text-style-name="P4" xml:id="id3" draw:id="id3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851cm" svg:height="0.962cm" svg:x="8.855cm" svg:y="13.919cm">
          <draw:text-box>
            <text:p>“Schedule Jobs” Workflow</text:p>
          </draw:text-box>
        </draw:frame>
        <draw:custom-shape draw:style-name="gr3" draw:text-style-name="P4" xml:id="id1" draw:id="id1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layer="layout" svg:width="4.469cm" svg:height="0.963cm" svg:x="9.166cm" svg:y="9.16cm">
          <draw:text-box>
            <text:p>TMP needed?</text:p>
          </draw:text-box>
        </draw:frame>
        <draw:frame draw:style-name="gr8" draw:layer="layout" svg:width="7.106cm" svg:height="0.962cm" svg:x="18.8cm" svg:y="9.2cm">
          <draw:text-box>
            <text:p>“Create TMP” Workflow</text:p>
          </draw:text-box>
        </draw:frame>
        <draw:connector draw:style-name="gr9" draw:text-style-name="P6" draw:layer="layout" draw:type="line" svg:x1="15.2cm" svg:y1="9.641cm" svg:x2="18.6cm" svg:y2="9.6cm" draw:start-shape="id1" draw:start-glue-point="7" draw:end-shape="id2" draw:end-glue-point="3" svg:d="M15200 9641l3400-41" svg:viewBox="0 0 3401 42">
          <text:p text:style-name="P4">Yes</text:p>
        </draw:connector>
        <draw:frame draw:style-name="gr10" draw:layer="layout" svg:width="8.385cm" svg:height="0.962cm" svg:x="8.008cm" svg:y="19.1cm">
          <draw:text-box>
            <text:p>“Create Job Pack” Workflow</text:p>
          </draw:text-box>
        </draw:frame>
        <draw:connector draw:style-name="gr11" draw:text-style-name="P4" draw:layer="layout" draw:type="line" svg:x1="11.377cm" svg:y1="6.203cm" svg:x2="11.4cm" svg:y2="7.241cm" draw:end-shape="id1" draw:end-glue-point="4" svg:d="M11377 6203l23 1038" svg:viewBox="0 0 24 1039">
          <text:p/>
        </draw:connector>
        <draw:connector draw:style-name="gr12" draw:text-style-name="P4" draw:layer="layout" draw:type="line" svg:x1="17.151cm" svg:y1="5.303cm" svg:x2="14.477cm" svg:y2="5.303cm" svg:d="M17151 5303h-2674" svg:viewBox="0 0 2675 1">
          <text:p/>
        </draw:connector>
        <draw:frame draw:style-name="gr5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9" draw:text-style-name="P4" draw:layer="layout" draw:line-skew="-1.822cm" svg:x1="7.6cm" svg:y1="9.641cm" svg:x2="7.323cm" svg:y2="14.4cm" draw:start-shape="id1" draw:start-glue-point="5" draw:end-shape="id3" draw:end-glue-point="3" svg:d="M7600 9641h-2600v4759h2323" svg:viewBox="0 0 2601 4760">
          <text:p text:style-name="P4">No</text:p>
        </draw:connector>
        <draw:connector draw:style-name="gr11" draw:text-style-name="P4" draw:layer="layout" svg:x1="22.3cm" svg:y1="10.4cm" svg:x2="17.077cm" svg:y2="14.4cm" draw:start-shape="id2" draw:start-glue-point="2" draw:end-shape="id3" draw:end-glue-point="1" svg:d="M22300 10400v4000h-5223" svg:viewBox="0 0 5224 4001">
          <text:p/>
        </draw:connector>
        <draw:connector draw:style-name="gr11" draw:text-style-name="P3" draw:layer="layout" draw:type="line" svg:x1="12.2cm" svg:y1="15.3cm" svg:x2="12.2cm" svg:y2="16.062cm" draw:start-shape="id3" draw:start-glue-point="2" draw:end-shape="id4" draw:end-glue-point="0" svg:d="M12200 15300v762" svg:viewBox="0 0 1 763">
          <text:p/>
        </draw:connector>
        <draw:connector draw:style-name="gr11" draw:text-style-name="P3" draw:layer="layout" draw:type="line" svg:x1="12.2cm" svg:y1="17.862cm" svg:x2="12.2cm" svg:y2="18.7cm" draw:start-shape="id4" draw:start-glue-point="2" draw:end-shape="id5" draw:end-glue-point="0" svg:d="M12200 17862v838" svg:viewBox="0 0 1 839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custom-shape draw:style-name="gr2" draw:text-style-name="P4" xml:id="id7" draw:id="id7" draw:layer="layout" svg:width="7.2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6" draw:id="id6" draw:layer="layout" svg:width="7.4cm" svg:height="5.1cm" svg:x="13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1/2)</text:p>
          </draw:text-box>
        </draw:frame>
        <draw:frame draw:style-name="gr5" draw:layer="layout" svg:width="6.987cm" svg:height="0.962cm" svg:x="2.207cm" svg:y="5.919cm">
          <draw:text-box>
            <text:p>Gather Job Information</text:p>
          </draw:text-box>
        </draw:frame>
        <draw:frame draw:style-name="gr5" draw:text-style-name="P5" draw:layer="layout" svg:width="2.377cm" svg:height="0.806cm" svg:x="14cm" svg:y="4.294cm">
          <draw:text-box>
            <text:p><text:span text:style-name="T1">Location</text:span></text:p>
          </draw:text-box>
        </draw:frame>
        <draw:frame draw:style-name="gr14" draw:text-style-name="P5" draw:layer="layout" svg:width="5.243cm" svg:height="1.6cm" svg:x="14cm" svg:y="5.1cm">
          <draw:text-box>
            <text:p><text:span text:style-name="T1">Closure requirements</text:span></text:p>
          </draw:text-box>
        </draw:frame>
        <draw:frame draw:style-name="gr5" draw:text-style-name="P5" draw:layer="layout" svg:width="5.205cm" svg:height="0.806cm" svg:x="14cm" svg:y="5.894cm">
          <draw:text-box>
            <text:p><text:span text:style-name="T1">Staffing requirements</text:span></text:p>
          </draw:text-box>
        </draw:frame>
        <draw:frame draw:style-name="gr5" draw:text-style-name="P5" draw:layer="layout" svg:width="4.634cm" svg:height="0.806cm" svg:x="14cm" svg:y="6.688cm">
          <draw:text-box>
            <text:p><text:span text:style-name="T1">Gear requirements</text:span></text:p>
          </draw:text-box>
        </draw:frame>
        <draw:frame draw:style-name="gr5" draw:text-style-name="P5" draw:layer="layout" svg:width="6.903cm" svg:height="0.806cm" svg:x="14cm" svg:y="7.488cm">
          <draw:text-box>
            <text:p><text:span text:style-name="T1">Onsite start time requirement</text:span></text:p>
          </draw:text-box>
        </draw:frame>
        <draw:connector draw:style-name="gr12" draw:text-style-name="P4" draw:layer="layout" draw:type="line" svg:x1="13.8cm" svg:y1="6.45cm" svg:x2="9.4cm" svg:y2="6.4cm" draw:start-shape="id6" draw:start-glue-point="3" draw:end-shape="id7" draw:end-glue-point="1" svg:d="M13800 6450l-4400-50" svg:viewBox="0 0 4401 51">
          <text:p/>
        </draw:connector>
        <draw:custom-shape draw:style-name="gr2" draw:text-style-name="P4" xml:id="id15" draw:id="id15" draw:layer="layout" svg:width="8.8cm" svg:height="1.6cm" svg:x="1.402cm" svg:y="14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14" draw:id="id14" draw:layer="layout" svg:width="7.398cm" svg:height="10.8cm" svg:x="13.802cm" svg:y="9.402cm">
          <text:p/>
          <draw:enhanced-geometry svg:viewBox="0 0 21600 21600" draw:path-stretchpoint-x="10800" draw:path-stretchpoint-y="10800" draw:text-areas="?f3 ?f4 ?f5 ?f6" draw:type="round-rectangle" draw:modifiers="831.92297009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2" draw:id="id12" draw:layer="layout" svg:width="4.498cm" svg:height="2.761cm" svg:x="16.302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0" draw:id="id10" draw:layer="layout" svg:width="4.4cm" svg:height="3.6cm" svg:x="16.202cm" svg:y="12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4cm" svg:height="2.8cm" svg:x="16.202cm" svg:y="9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8.55cm" svg:height="0.962cm" svg:x="1.402cm" svg:y="14.302cm">
          <draw:text-box>
            <text:p>Assess Resource Availability</text:p>
          </draw:text-box>
        </draw:frame>
        <draw:frame draw:style-name="gr15" draw:text-style-name="P7" xml:id="id9" draw:id="id9" draw:layer="layout" svg:width="1.514cm" svg:height="1.162cm" svg:x="14.002cm" svg:y="10.802cm">
          <draw:text-box>
            <text:p><text:span text:style-name="T2">Staff</text:span></text:p>
          </draw:text-box>
        </draw:frame>
        <draw:frame draw:style-name="gr5" draw:text-style-name="P7" draw:layer="layout" svg:width="2.767cm" svg:height="0.806cm" svg:x="16.202cm" svg:y="9.802cm">
          <draw:text-box>
            <text:p><text:span text:style-name="T2">Inductions</text:span></text:p>
          </draw:text-box>
        </draw:frame>
        <draw:frame draw:style-name="gr5" draw:text-style-name="P7" draw:layer="layout" svg:width="3.927cm" svg:height="0.806cm" svg:x="16.202cm" svg:y="10.402cm">
          <draw:text-box>
            <text:p><text:span text:style-name="T2">Driver Licenses</text:span></text:p>
          </draw:text-box>
        </draw:frame>
        <draw:frame draw:style-name="gr5" draw:text-style-name="P7" xml:id="id8" draw:id="id8" draw:layer="layout" svg:width="1.937cm" svg:height="0.806cm" svg:x="16.202cm" svg:y="10.996cm">
          <draw:text-box>
            <text:p><text:span text:style-name="T2">Health</text:span></text:p>
          </draw:text-box>
        </draw:frame>
        <draw:frame draw:style-name="gr5" draw:text-style-name="P7" draw:layer="layout" svg:width="3.11cm" svg:height="0.806cm" svg:x="16.202cm" svg:y="11.602cm">
          <draw:text-box>
            <text:p><text:span text:style-name="T2">Work Hours</text:span></text:p>
          </draw:text-box>
        </draw:frame>
        <draw:connector draw:style-name="gr12" draw:text-style-name="P3" draw:layer="layout" draw:type="line" svg:x1="16.202cm" svg:y1="11.399cm" svg:x2="15.516cm" svg:y2="11.383cm" draw:start-shape="id8" draw:start-glue-point="3" draw:end-shape="id9" draw:end-glue-point="1" svg:d="M16202 11399l-686-16" svg:viewBox="0 0 687 17">
          <text:p/>
        </draw:connector>
        <draw:frame draw:style-name="gr16" draw:text-style-name="P7" xml:id="id11" draw:id="id11" draw:layer="layout" svg:width="1.603cm" svg:height="0.994cm" svg:x="14.002cm" svg:y="14.205cm">
          <draw:text-box>
            <text:p><text:span text:style-name="T2">Gear</text:span></text:p>
          </draw:text-box>
        </draw:frame>
        <draw:frame draw:style-name="gr5" draw:text-style-name="P7" draw:layer="layout" svg:width="2.047cm" svg:height="0.806cm" svg:x="16.402cm" svg:y="13.102cm">
          <draw:text-box>
            <text:p><text:span text:style-name="T2">Stands</text:span></text:p>
          </draw:text-box>
        </draw:frame>
        <draw:frame draw:style-name="gr5" draw:text-style-name="P7" draw:layer="layout" svg:width="1.742cm" svg:height="0.806cm" svg:x="16.402cm" svg:y="13.696cm">
          <draw:text-box>
            <text:p><text:span text:style-name="T2">Signs</text:span></text:p>
          </draw:text-box>
        </draw:frame>
        <draw:frame draw:style-name="gr5" draw:text-style-name="P7" draw:layer="layout" svg:width="1.937cm" svg:height="0.806cm" svg:x="16.402cm" svg:y="14.296cm">
          <draw:text-box>
            <text:p><text:span text:style-name="T2">Cones</text:span></text:p>
          </draw:text-box>
        </draw:frame>
        <draw:frame draw:style-name="gr5" draw:text-style-name="P7" draw:layer="layout" svg:width="2.538cm" svg:height="0.806cm" svg:x="16.402cm" svg:y="14.902cm">
          <draw:text-box>
            <text:p><text:span text:style-name="T2">Bar Arms</text:span></text:p>
          </draw:text-box>
        </draw:frame>
        <draw:frame draw:style-name="gr5" draw:text-style-name="P7" draw:layer="layout" svg:width="1.742cm" svg:height="0.806cm" svg:x="16.402cm" svg:y="15.502cm">
          <draw:text-box>
            <text:p><text:span text:style-name="T2">Other</text:span></text:p>
          </draw:text-box>
        </draw:frame>
        <draw:connector draw:style-name="gr12" draw:text-style-name="P3" draw:layer="layout" draw:type="line" svg:x1="16.202cm" svg:y1="14.702cm" svg:x2="15.605cm" svg:y2="14.702cm" draw:start-shape="id10" draw:start-glue-point="3" draw:end-shape="id11" draw:end-glue-point="1" svg:d="M16202 14702h-597" svg:viewBox="0 0 598 1">
          <text:p/>
        </draw:connector>
        <draw:frame draw:style-name="gr5" draw:text-style-name="P7" xml:id="id13" draw:id="id13" draw:layer="layout" svg:width="1.603cm" svg:height="0.806cm" svg:x="14.002cm" svg:y="18.002cm">
          <draw:text-box>
            <text:p><text:span text:style-name="T2">Fleet</text:span></text:p>
          </draw:text-box>
        </draw:frame>
        <draw:frame draw:style-name="gr5" draw:text-style-name="P7" draw:layer="layout" svg:width="2.5cm" svg:height="0.806cm" svg:x="16.464cm" svg:y="17.196cm">
          <draw:text-box>
            <text:p><text:span text:style-name="T2">Available</text:span></text:p>
          </draw:text-box>
        </draw:frame>
        <draw:frame draw:style-name="gr5" draw:text-style-name="P7" draw:layer="layout" svg:width="3.376cm" svg:height="0.806cm" svg:x="16.464cm" svg:y="17.802cm">
          <draw:text-box>
            <text:p><text:span text:style-name="T2">Certifications</text:span></text:p>
          </draw:text-box>
        </draw:frame>
        <draw:frame draw:style-name="gr5" draw:text-style-name="P7" draw:layer="layout" svg:width="3.673cm" svg:height="1.361cm" svg:x="16.464cm" svg:y="18.402cm">
          <draw:text-box>
            <text:p><text:span text:style-name="T2">Capacity (staff</text:span></text:p>
            <text:p><text:span text:style-name="T2"><text:s/></text:span><text:span text:style-name="T2">&amp; gear)</text:span></text:p>
          </draw:text-box>
        </draw:frame>
        <draw:connector draw:style-name="gr12" draw:text-style-name="P3" draw:layer="layout" draw:type="line" svg:x1="16.302cm" svg:y1="18.382cm" svg:x2="15.605cm" svg:y2="18.405cm" draw:start-shape="id12" draw:start-glue-point="3" draw:end-shape="id13" svg:d="M16302 18382l-697 23" svg:viewBox="0 0 698 24">
          <text:p/>
        </draw:connector>
        <draw:connector draw:style-name="gr12" draw:text-style-name="P3" draw:layer="layout" draw:type="line" svg:x1="13.802cm" svg:y1="14.802cm" svg:x2="10.202cm" svg:y2="14.802cm" draw:start-shape="id14" draw:start-glue-point="3" draw:end-shape="id15" draw:end-glue-point="1" svg:d="M13802 14802h-3600" svg:viewBox="0 0 3601 1">
          <text:p/>
        </draw:connector>
        <draw:connector draw:style-name="gr11" draw:text-style-name="P8" draw:layer="layout" draw:type="line" svg:x1="5.8cm" svg:y1="7.2cm" svg:x2="5.802cm" svg:y2="14.002cm" draw:start-shape="id7" draw:start-glue-point="2" draw:end-shape="id15" draw:end-glue-point="0" svg:d="M5800 7200l2 6802" svg:viewBox="0 0 3 6803">
          <text:p/>
        </draw:connector>
        <draw:connector draw:style-name="gr11" draw:text-style-name="P8" draw:layer="layout" draw:type="line" svg:x1="5.802cm" svg:y1="15.602cm" svg:x2="5.772cm" svg:y2="19.512cm" draw:start-shape="id15" draw:start-glue-point="2" draw:end-shape="id16" draw:end-glue-point="0" svg:d="M5802 15602l-30 3910" svg:viewBox="0 0 31 3911">
          <text:p/>
        </draw:connector>
        <draw:frame draw:style-name="gr5" draw:text-style-name="P9" xml:id="id16" draw:id="id16" draw:layer="layout" svg:width="8.909cm" svg:height="0.962cm" svg:x="1.318cm" svg:y="19.512cm">
          <draw:text-box>
            <text:p text:style-name="P9"><text:span text:style-name="T3">Schedule Jobs Workflow (2/2)</text:span></text:p>
          </draw:text-box>
        </draw:frame>
        <draw:frame draw:style-name="gr5" draw:text-style-name="P10" draw:layer="layout" svg:width="6.187cm" svg:height="0.806cm" svg:x="14.013cm" svg:y="8.194cm">
          <draw:text-box>
            <text:p text:style-name="P10">Site specific requirem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chedule Jobs Workflow (2/2)</text:p>
          </draw:text-box>
        </draw:frame>
        <draw:frame draw:style-name="gr5" draw:text-style-name="P9" draw:layer="layout" svg:width="8.909cm" svg:height="0.962cm" svg:x="1.447cm" svg:y="5.038cm">
          <draw:text-box>
            <text:p text:style-name="P9"><text:span text:style-name="T3">Schedule Jobs Workflow (1/2)</text:span></text:p>
          </draw:text-box>
        </draw:frame>
        <draw:custom-shape draw:style-name="gr2" draw:text-style-name="P4" draw:layer="layout" svg:width="8.8cm" svg:height="1.6cm" svg:x="1.501cm" svg:y="7.00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8.55cm" svg:height="0.962cm" svg:x="1.626cm" svg:y="7.302cm">
          <draw:text-box>
            <text:p>Assess Resource Availability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5" draw:text-style-name="P3" draw:layer="layout" svg:width="2.352cm" svg:height="1.361cm" svg:x="0.4cm" svg:y="7.7cm">
          <draw:text-box>
            <text:p text:style-name="P4"><text:span text:style-name="T2">Request</text:span></text:p>
            <text:p text:style-name="P4"><text:span text:style-name="T2">Arrives</text:span></text:p>
          </draw:text-box>
        </draw:frame>
        <draw:frame draw:style-name="gr17" draw:text-style-name="P3" xml:id="id21" draw:id="id21" draw:layer="layout" svg:width="2.073cm" svg:height="1.361cm" svg:x="2.827cm" svg:y="9.7cm">
          <draw:text-box>
            <text:p text:style-name="P4"><text:span text:style-name="T2">Work</text:span></text:p>
            <text:p text:style-name="P4"><text:span text:style-name="T2">Diaried</text:span></text:p>
          </draw:text-box>
        </draw:frame>
        <draw:frame draw:style-name="gr5" draw:text-style-name="P3" xml:id="id24" draw:id="id24" draw:layer="layout" svg:width="3.034cm" svg:height="1.916cm" svg:x="8.708cm" svg:y="9.7cm">
          <draw:text-box>
            <text:p text:style-name="P4"><text:span text:style-name="T2">Job </text:span></text:p>
            <text:p text:style-name="P4"><text:span text:style-name="T2">Recorded</text:span></text:p>
            <text:p text:style-name="P4"><text:span text:style-name="T2">Whiteboard</text:span></text:p>
          </draw:text-box>
        </draw:frame>
        <draw:frame draw:style-name="gr5" draw:text-style-name="P3" draw:layer="layout" svg:width="3.059cm" svg:height="1.361cm" svg:x="11.8cm" svg:y="7.7cm">
          <draw:text-box>
            <text:p text:style-name="P4"><text:span text:style-name="T2">Staff Attend</text:span></text:p>
            <text:p text:style-name="P4"><text:span text:style-name="T2">Job</text:span></text:p>
          </draw:text-box>
        </draw:frame>
        <draw:frame draw:style-name="gr5" draw:text-style-name="P3" xml:id="id26" draw:id="id26" draw:layer="layout" svg:width="3.563cm" svg:height="2.471cm" svg:x="14.726cm" svg:y="9.7cm">
          <draw:text-box>
            <text:p text:style-name="P4"><text:span text:style-name="T2">Site</text:span></text:p>
            <text:p text:style-name="P4"><text:span text:style-name="T2">Paperwork</text:span></text:p>
            <text:p text:style-name="P4"><text:span text:style-name="T2">Completed by</text:span></text:p>
            <text:p text:style-name="P4"><text:span text:style-name="T2">STMS</text:span></text:p>
          </draw:text-box>
        </draw:frame>
        <draw:frame draw:style-name="gr5" draw:text-style-name="P3" draw:layer="layout" svg:width="4.278cm" svg:height="2.471cm" svg:x="17.865cm" svg:y="7.7cm">
          <draw:text-box>
            <text:p text:style-name="P4"><text:span text:style-name="T2">STMS makes</text:span></text:p>
            <text:p text:style-name="P4"><text:span text:style-name="T2">scheduled phone</text:span></text:p>
            <text:p text:style-name="P4"><text:span text:style-name="T2">reports to</text:span></text:p>
            <text:p text:style-name="P4"><text:span text:style-name="T2">office</text:span></text:p>
          </draw:text-box>
        </draw:frame>
        <draw:custom-shape draw:style-name="gr18" draw:text-style-name="P3" xml:id="id17" draw:id="id1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2" draw:id="id2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3" draw:id="id2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5" draw:id="id2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8" draw:id="id1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898cm" svg:height="1.361cm" svg:x="25cm" svg:y="7.7cm">
          <draw:text-box>
            <text:p text:style-name="P4"><text:span text:style-name="T2">Job </text:span></text:p>
            <text:p text:style-name="P4"><text:span text:style-name="T2">Completed</text:span></text:p>
          </draw:text-box>
        </draw:frame>
        <draw:connector draw:style-name="gr19" draw:text-style-name="P3" draw:layer="layout" draw:type="line" svg:x1="1.876cm" svg:y1="7.1cm" svg:x2="25.834cm" svg:y2="7.105cm" draw:start-shape="id17" draw:start-glue-point="10" draw:end-shape="id18" draw:end-glue-point="6" svg:d="M1876 7100l23958 5" svg:viewBox="0 0 23959 6">
          <text:p/>
        </draw:connector>
        <draw:frame draw:style-name="gr5" draw:text-style-name="P3" xml:id="id20" draw:id="id20" draw:layer="layout" svg:width="3.893cm" svg:height="1.361cm" svg:x="21.64cm" svg:y="14cm">
          <draw:text-box>
            <text:p text:style-name="P4"><text:span text:style-name="T2">Return visit </text:span></text:p>
            <text:p text:style-name="P4"><text:span text:style-name="T2">To site required</text:span></text:p>
          </draw:text-box>
        </draw:frame>
        <draw:connector draw:style-name="gr20" draw:text-style-name="P3" draw:layer="layout" draw:type="line" svg:x1="23.479cm" svg:y1="11.616cm" svg:x2="23.586cm" svg:y2="14cm" draw:start-shape="id19" draw:start-glue-point="2" draw:end-shape="id20" draw:end-glue-point="0" svg:d="M23479 11616l107 2384" svg:viewBox="0 0 108 2385">
          <text:p/>
        </draw:connector>
        <draw:connector draw:style-name="gr20" draw:text-style-name="P3" draw:layer="layout" draw:line-skew="0.239cm" svg:x1="23.586cm" svg:y1="15.361cm" svg:x2="3.863cm" svg:y2="11.061cm" draw:start-shape="id20" draw:start-glue-point="2" draw:end-shape="id21" draw:end-glue-point="2" svg:d="M23586 15361v739h-19723v-5039" svg:viewBox="0 0 19724 5040">
          <text:p/>
        </draw:connector>
        <draw:custom-shape draw:style-name="gr18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547cm" svg:height="1.361cm" svg:x="5.8cm" svg:y="7.7cm">
          <draw:text-box>
            <text:p text:style-name="P8">Job Pack</text:p>
            <text:p text:style-name="P8">Created</text:p>
          </draw:text-box>
        </draw:frame>
        <draw:custom-shape draw:style-name="gr18" draw:text-style-name="P3" xml:id="id27" draw:id="id2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xml:id="id19" draw:id="id19" draw:layer="layout" svg:width="3.558cm" svg:height="1.916cm" svg:x="21.7cm" svg:y="9.7cm">
          <draw:text-box>
            <text:p text:style-name="P8">STMS returns</text:p>
            <text:p text:style-name="P8">Paperwork</text:p>
            <text:p text:style-name="P8">To office</text:p>
          </draw:text-box>
        </draw:frame>
        <draw:connector draw:style-name="gr21" draw:text-style-name="P8" draw:layer="layout" svg:x1="3.863cm" svg:y1="7.6cm" svg:x2="3.863cm" svg:y2="9.7cm" draw:start-shape="id22" draw:start-glue-point="8" draw:end-shape="id21" draw:end-glue-point="0" svg:d="M3863 7600v2100" svg:viewBox="0 0 1 2101">
          <text:p/>
        </draw:connector>
        <draw:connector draw:style-name="gr21" draw:text-style-name="P8" draw:layer="layout" svg:x1="10.225cm" svg:y1="7.601cm" svg:x2="10.225cm" svg:y2="9.7cm" draw:start-shape="id23" draw:start-glue-point="8" draw:end-shape="id24" draw:end-glue-point="0" svg:d="M10225 7601v2099" svg:viewBox="0 0 1 2100">
          <text:p/>
        </draw:connector>
        <draw:connector draw:style-name="gr21" draw:text-style-name="P8" draw:layer="layout" svg:x1="16.507cm" svg:y1="7.603cm" svg:x2="16.507cm" svg:y2="9.7cm" draw:start-shape="id25" draw:start-glue-point="8" draw:end-shape="id26" draw:end-glue-point="0" svg:d="M16507 7603v2097" svg:viewBox="0 0 1 2098">
          <text:p/>
        </draw:connector>
        <draw:connector draw:style-name="gr21" draw:text-style-name="P8" draw:layer="layout" svg:x1="23.479cm" svg:y1="7.605cm" svg:x2="23.479cm" svg:y2="9.7cm" draw:start-shape="id27" draw:start-glue-point="8" draw:end-shape="id19" draw:end-glue-point="0" svg:d="M23479 7605v2095" svg:viewBox="0 0 1 2096">
          <text:p/>
        </draw:connector>
        <draw:custom-shape draw:style-name="gr22" draw:text-style-name="P8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6-25T23:28:25.292074363</dc:date>
    <meta:editing-duration>PT14H30M26S</meta:editing-duration>
    <meta:editing-cycles>38</meta:editing-cycles>
    <meta:generator>LibreOffice/4.2.8.2$Linux_x86 LibreOffice_project/420m0$Build-2</meta:generator>
    <meta:document-statistic meta:object-count="131"/>
  </office:meta>
</office:document-meta>
</file>